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Z003" svg:font-family="Z003" style:font-pitch="variable"/>
    <style:font-face style:name="Z0031" svg:font-family="Z003" style:font-adornments="Italic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Heading_20_4">
      <style:paragraph-properties fo:text-align="center" style:justify-single-word="false"/>
      <style:text-properties fo:language="zxx" fo:country="none" officeooo:paragraph-rsid="0012a270" style:language-asian="zxx" style:country-asian="none" style:language-complex="zxx" style:country-complex="none"/>
    </style:style>
    <style:style style:name="P2" style:family="paragraph" style:parent-style-name="Heading_20_4">
      <style:paragraph-properties fo:text-align="center" style:justify-single-word="false" fo:break-before="column"/>
      <style:text-properties fo:language="zxx" fo:country="none" officeooo:paragraph-rsid="0012a270" style:language-asian="zxx" style:country-asian="none" style:language-complex="zxx" style:country-complex="none"/>
    </style:style>
    <style:style style:name="P3" style:family="paragraph" style:parent-style-name="Heading_20_4">
      <style:paragraph-properties fo:text-align="center" style:justify-single-word="false"/>
      <style:text-properties fo:language="zxx" fo:country="none" officeooo:paragraph-rsid="0013215a" style:language-asian="zxx" style:country-asian="none" style:language-complex="zxx" style:country-complex="none"/>
    </style:style>
    <style:style style:name="P4" style:family="paragraph" style:parent-style-name="Heading_20_4">
      <style:paragraph-properties fo:text-align="center" style:justify-single-word="false"/>
      <style:text-properties fo:language="zxx" fo:country="none" officeooo:paragraph-rsid="00175819" style:language-asian="zxx" style:country-asian="none" style:language-complex="zxx" style:country-complex="none"/>
    </style:style>
    <style:style style:name="P5" style:family="paragraph" style:parent-style-name="Heading_20_4">
      <style:paragraph-properties fo:text-align="center" style:justify-single-word="false"/>
      <style:text-properties fo:language="zxx" fo:country="none" officeooo:rsid="0013215a" officeooo:paragraph-rsid="0013215a" style:language-asian="zxx" style:country-asian="none" style:language-complex="zxx" style:country-complex="none"/>
    </style:style>
    <style:style style:name="P6" style:family="paragraph" style:parent-style-name="Heading_20_4">
      <style:paragraph-properties fo:text-align="center" style:justify-single-word="false"/>
      <style:text-properties fo:language="zxx" fo:country="none" officeooo:rsid="0016e1d1" officeooo:paragraph-rsid="0016e1d1" style:language-asian="zxx" style:country-asian="none" style:language-complex="zxx" style:country-complex="none"/>
    </style:style>
    <style:style style:name="P7" style:family="paragraph" style:parent-style-name="Heading_20_4">
      <style:paragraph-properties fo:margin-left="0in" fo:margin-right="0.4in" fo:text-align="center" style:justify-single-word="false" fo:text-indent="0in" style:auto-text-indent="false"/>
      <style:text-properties fo:language="zxx" fo:country="none" officeooo:rsid="0016e1d1" officeooo:paragraph-rsid="0016e1d1" style:language-asian="zxx" style:country-asian="none" style:language-complex="zxx" style:country-complex="none"/>
    </style:style>
    <style:style style:name="P8" style:family="paragraph" style:parent-style-name="Heading_20_4">
      <style:paragraph-properties fo:margin-left="0in" fo:margin-right="0.4in" fo:text-align="start" style:justify-single-word="false" fo:text-indent="0in" style:auto-text-indent="false"/>
      <style:text-properties fo:language="zxx" fo:country="none" officeooo:paragraph-rsid="0016e1d1" style:language-asian="zxx" style:country-asian="none" style:language-complex="zxx" style:country-complex="none"/>
    </style:style>
    <style:style style:name="P9" style:family="paragraph" style:parent-style-name="Heading_20_4">
      <style:paragraph-properties fo:text-align="center" style:justify-single-word="false"/>
      <style:text-properties fo:language="zxx" fo:country="none" officeooo:rsid="00175819" officeooo:paragraph-rsid="00175819" style:language-asian="zxx" style:country-asian="none" style:language-complex="zxx" style:country-complex="none"/>
    </style:style>
    <style:style style:name="P10" style:family="paragraph" style:parent-style-name="Heading_20_4">
      <style:paragraph-properties fo:text-align="center" style:justify-single-word="false"/>
      <style:text-properties fo:language="zxx" fo:country="none" officeooo:rsid="0018758e" officeooo:paragraph-rsid="0018758e" style:language-asian="zxx" style:country-asian="none" style:language-complex="zxx" style:country-complex="none"/>
    </style:style>
    <style:style style:name="P11" style:family="paragraph" style:parent-style-name="Standard">
      <style:paragraph-properties fo:text-align="center" style:justify-single-word="false" fo:break-before="column"/>
      <style:text-properties style:font-name="Abyssinica SIL" fo:font-size="40pt" fo:language="zxx" fo:country="none" style:font-size-asian="35pt" style:language-asian="zxx" style:country-asian="none" style:font-size-complex="40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Abyssinica SIL1" fo:font-size="10pt" fo:language="zxx" fo:country="none" officeooo:rsid="0012a270" officeooo:paragraph-rsid="0016e1d1" style:language-asian="zxx" style:country-asian="none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fo:language="zxx" fo:country="none" officeooo:paragraph-rsid="0013215a" style:language-asian="zxx" style:country-asian="none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fo:language="zxx" fo:country="none" officeooo:paragraph-rsid="0016fc25" style:language-asian="zxx" style:country-asian="none" style:language-complex="zxx" style:country-complex="none"/>
    </style:style>
    <style:style style:name="P15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paragraph-properties fo:text-align="center" style:justify-single-word="false"/>
      <style:text-properties fo:language="zxx" fo:country="none" officeooo:paragraph-rsid="00175819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language="zxx" fo:country="none" officeooo:rsid="0012a270" officeooo:paragraph-rsid="0016e1d1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fo:language="zxx" fo:country="none" officeooo:rsid="0016e1d1" officeooo:paragraph-rsid="0016e1d1" style:language-asian="zxx" style:country-asian="none" style:language-complex="zxx" style:country-complex="none"/>
    </style:style>
    <style:style style:name="P19" style:family="paragraph" style:parent-style-name="Standard">
      <style:paragraph-properties fo:text-align="center" style:justify-single-word="false"/>
      <style:text-properties fo:language="zxx" fo:country="none" officeooo:rsid="0016e1d1" officeooo:paragraph-rsid="00175819" style:language-asian="zxx" style:country-asian="none" style:language-complex="zxx" style:country-complex="none"/>
    </style:style>
    <style:style style:name="P20" style:family="paragraph" style:parent-style-name="Standard">
      <style:paragraph-properties fo:text-align="center" style:justify-single-word="false"/>
      <style:text-properties fo:language="zxx" fo:country="none" officeooo:rsid="00175819" officeooo:paragraph-rsid="00175819" style:language-asian="zxx" style:country-asian="none" style:language-complex="zxx" style:country-complex="none"/>
    </style:style>
    <style:style style:name="P21" style:family="paragraph" style:parent-style-name="Standard">
      <style:paragraph-properties fo:text-align="center" style:justify-single-word="false"/>
      <style:text-properties fo:font-size="22pt" fo:language="zxx" fo:country="none" officeooo:rsid="00175819" officeooo:paragraph-rsid="00175819" style:font-size-asian="22pt" style:language-asian="zxx" style:country-asian="none" style:font-size-complex="22pt" style:language-complex="zxx" style:country-complex="none"/>
    </style:style>
    <style:style style:name="P22" style:family="paragraph" style:parent-style-name="Text_20_body">
      <style:paragraph-properties fo:margin-left="0in" fo:margin-right="0.4in" fo:text-align="center" style:justify-single-word="false" fo:text-indent="0in" style:auto-text-indent="false"/>
      <style:text-properties style:font-name="Abyssinica SIL" fo:font-size="170pt" fo:language="zxx" fo:country="none" officeooo:rsid="0016fc25" officeooo:paragraph-rsid="0016fc25" style:font-size-asian="170pt" style:language-asian="zxx" style:country-asian="none" style:font-size-complex="170pt" style:language-complex="zxx" style:country-complex="none"/>
    </style:style>
    <style:style style:name="P23" style:family="paragraph">
      <style:paragraph-properties fo:text-align="center"/>
      <style:text-properties style:font-name="Abyssinica SIL" fo:font-size="28pt" style:font-size-complex="28pt"/>
    </style:style>
    <style:style style:name="P24" style:family="paragraph">
      <loext:graphic-properties draw:fill="none" draw:fill-color="#ffffff"/>
      <style:paragraph-properties fo:text-align="center"/>
      <style:text-properties style:font-name="Abyssinica SIL" fo:font-size="28pt" style:font-size-complex="28pt"/>
    </style:style>
    <style:style style:name="T1" style:family="text">
      <style:text-properties officeooo:rsid="0012a270"/>
    </style:style>
    <style:style style:name="T2" style:family="text">
      <style:text-properties officeooo:rsid="0013215a"/>
    </style:style>
    <style:style style:name="T3" style:family="text">
      <style:text-properties officeooo:rsid="0016e1d1"/>
    </style:style>
    <style:style style:name="T4" style:family="text">
      <style:text-properties style:font-size-asian="17.5pt" style:font-size-complex="20pt"/>
    </style:style>
    <style:style style:name="T5" style:family="text">
      <style:text-properties officeooo:rsid="0016fc25"/>
    </style:style>
    <style:style style:name="T6" style:family="text">
      <style:text-properties style:font-name="Abyssinica SIL1" fo:font-size="28pt" fo:font-style="normal" fo:font-weight="normal" style:font-size-asian="28pt" style:font-style-asian="normal" style:font-weight-asian="normal"/>
    </style:style>
    <style:style style:name="T7" style:family="text">
      <style:text-properties style:font-name="Abyssinica SIL1" fo:font-style="normal" fo:font-weight="normal" style:font-style-asian="normal" style:font-weight-asian="normal"/>
    </style:style>
    <style:style style:name="T8" style:family="text">
      <style:text-properties style:font-name="Abyssinica SIL1" fo:font-size="22pt" fo:language="zxx" fo:country="none" fo:font-style="normal" fo:font-weight="normal" officeooo:rsid="00175819" style:font-size-asian="22pt" style:language-asian="zxx" style:country-asian="none" style:font-style-asian="normal" style:font-weight-asian="normal" style:font-size-complex="22pt" style:language-complex="zxx" style:country-complex="none"/>
    </style:style>
    <style:style style:name="T9" style:family="text">
      <style:text-properties style:font-name="Abyssinica SIL1" fo:font-size="22pt" fo:font-style="normal" fo:font-weight="normal" style:font-size-asian="22pt" style:font-style-asian="normal" style:font-weight-asian="normal" style:font-size-complex="22pt"/>
    </style:style>
    <style:style style:name="T10" style:family="text">
      <style:text-properties officeooo:rsid="00175819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officeooo:rsid="0018758e"/>
    </style:style>
    <style:style style:name="T13" style:family="text">
      <style:text-properties style:font-name="Abyssinica SIL" fo:font-size="28pt" style:font-size-complex="28pt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4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2" text:name="Section2">
          <text:h text:style-name="P1" text:outline-level="4"/>
          <text:p text:style-name="P21"><text:span text:style-name="T7">MENÜ</text:span></text:p>
          <text:h text:style-name="P1" text:outline-level="4"><text:span text:style-name="T2">Levesek</text:span></text:h>
          <text:p text:style-name="P13">Újházi tyúkhúsleves GM, TM ,CM</text:p>
          <text:p text:style-name="P14">Vajtök krémelves granolával CM,TM, G<text:span text:style-name="T5">M</text:span></text:p>
          <text:h text:style-name="P5" text:outline-level="4">Főételek</text:h>
          <text:p text:style-name="P13">Konfitált kacsacomb GM,CM,TM</text:p>
          <text:p text:style-name="P13">Bőrénsült kakukkfüves tanyasi csirkemell GM,CM,TM</text:p>
          <text:p text:style-name="P15">Grillezett marhafartő GM,TM,CM</text:p>
          <text:p text:style-name="P15">Sertéskaraj pankómorzsában CM,TM</text:p>
          <text:h text:style-name="P3" text:outline-level="4"><text:span text:style-name="T2">Köretek</text:span></text:h>
          <text:p text:style-name="P15">Paradicsomos bulgur piláf CM,TM</text:p>
          <text:p text:style-name="P15">Fehérboros-petrezselymes basmati rizs GM,CM,TM</text:p>
          <text:p text:style-name="P15">Spenótos-laskagombás ragu GM,CM,TM</text:p>
          <text:p text:style-name="P15">Zöldfűszeres burgonyapüré GM,TM, CM</text:p>
          <text:h text:style-name="P3" text:outline-level="4"><text:span text:style-name="T2">Saláta</text:span></text:h>
          <text:p text:style-name="P15">Házi ecetes saláták (uborka, paradicsom) GM,TM</text:p>
          <text:p text:style-name="P15">Olívás balzsamos cukkini mandulás pestoval GM,CM,TM</text:p>
          <text:h text:style-name="P3" text:outline-level="4"><text:span text:style-name="T2">Desszert</text:span></text:h>
          <text:p text:style-name="P15">Csokoládé mousse granolával, piros gyümölccsel </text:p>
          <text:p text:style-name="P15">Házi rétes meggyes, túrós</text:p>
          <text:h text:style-name="P2" text:outline-level="4"/>
          <text:p text:style-name="P20"><text:span text:style-name="T9">ITALKÍNÁLAT</text:span></text:p>
          <text:h text:style-name="P4" text:outline-level="4" text:is-list-header="true"><text:span text:style-name="T3">Bor</text:span><text:span text:style-name="T5">ok</text:span></text:h>
          <text:p text:style-name="P16">Bolyki Egri csillag </text:p>
          <text:p text:style-name="P16"><text:span text:style-name="T3">SKIZO</text:span> Rosé </text:p>
          <text:p text:style-name="P16"><text:span text:style-name="T11">Bolyki Indiánnyár</text:span></text:p>
          <text:p text:style-name="P15"/>
          <text:h text:style-name="P9" text:outline-level="4" text:is-list-header="true">Röviditalok</text:h>
          <text:p text:style-name="P15">Jägermeister, Baileys, Vodka, Unicum, Bacardi, Whisky, Gin, Tequila, Aperol, Pálinka</text:p>
          <text:p text:style-name="P15"/>
          <text:h text:style-name="P10" text:outline-level="4" text:is-list-header="true">Többi finomság</text:h>
          <text:p text:style-name="P19"><text:s/>Dreher</text:p>
          <text:p text:style-name="P19"><text:span text:style-name="T10">B</text:span>odzás házi limonádé</text:p>
          <text:p text:style-name="P19">100%-os rostos üdítők</text:p>
          <text:p text:style-name="P19"><text:span text:style-name="T10">Sz</text:span>énsavas üdítők</text:p>
          <text:p text:style-name="P19">Purezza tisztított víz</text:p>
          <text:p text:style-name="P19"><text:span text:style-name="T10">K</text:span>ávé, tea</text:p>
          <text:h text:style-name="P6" text:outline-level="4"/>
          <text:h text:style-name="P7" text:outline-level="4" text:is-list-header="true">Koktélbár (19:00-24:00)</text:h>
          <text:p text:style-name="P15">Margarita, Mojito, Pina Colada, Sex o<text:span text:style-name="T3">n </text:span>the beach, Aperol Spritz, Gin <text:span text:style-name="T3">F</text:span>izz, Vodka Fizz, Daiquiri, Moscow Mule, Hugo, Hugo&amp;Gin, Tequila Sunrise </text:p>
          <text:p text:style-name="P11"/>
          <text:p text:style-name="P22"><draw:frame text:anchor-type="paragraph" draw:z-index="0" draw:name="Text Frame 1" draw:style-name="gr1" draw:text-style-name="P24" svg:width="3.0106in" svg:height="0.5421in" svg:x="0.302in" svg:y="2.6256in"><draw:text-box><text:p text:style-name="P23"><text:span text:style-name="T13">ASZTAL</text:span></text:p></draw:text-box></draw:frame>1</text:p>
          <text:h text:style-name="P8" text:outline-level="4" text:is-list-header="true"><text:span text:style-name="T1"><text:tab/><text:tab/></text:span><text:span text:style-name="T12">Me</text:span><text:span text:style-name="T1">netrend</text:span></text:h>
          <text:p text:style-name="P17"><text:tab/><text:tab/>15:00 Vendégvárás</text:p>
          <text:p text:style-name="P17"><text:tab/><text:tab/>16:00 Szertartás</text:p>
          <text:p text:style-name="P17"><text:tab/><text:tab/>16:20 Pezsgős köszöntés</text:p>
          <text:p text:style-name="P17"><text:tab/><text:tab/>19:00 Vacsora</text:p>
          <text:p text:style-name="P18"><text:tab/><text:tab/>21:45 Torta</text:p>
          <text:p text:style-name="P12"><text:span text:style-name="T4"><text:tab/><text:tab/>23:00 Éjféli menü</text:span>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byssinica SIL1" svg:font-family="'Abyssinica SIL'" style:font-adornments="Regular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Z003" svg:font-family="Z003" style:font-pitch="variable"/>
    <style:font-face style:name="Z0031" svg:font-family="Z003" style:font-adornments="Italic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in" fo:margin-right="0.4in" fo:line-height="115%" fo:text-indent="0in" style:auto-text-indent="false"/>
      <style:text-properties style:font-name="Abyssinica SIL1" fo:font-family="'Abyssinica SIL'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1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1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1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1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1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1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1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1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2374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8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42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953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2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Noto Sans2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2374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8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42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953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472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in" fo:margin-right="0.4in" fo:margin-top="0.0835in" fo:margin-bottom="0.0835in" style:contextual-spacing="false" fo:text-indent="0in" style:auto-text-indent="false"/>
      <style:text-properties style:font-name="Z0031" fo:font-family="Z003" style:font-style-name="Italic" style:font-pitch="variable" fo:font-size="18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646in" style:type="center"/>
          <style:tab-stop style:position="9.529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in" fo:margin-bottom="0.7874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3:10:07.166864107</meta:creation-date>
    <dc:date>2024-05-08T16:02:13.711835081</dc:date>
    <meta:editing-duration>PT55M2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44" meta:word-count="141" meta:character-count="1115" meta:non-whitespace-character-count="999"/>
  </office:meta>
</office:document-meta>
</file>